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1.448in"/>
    </style:style>
    <style:style style:name="co5" style:family="table-column">
      <style:table-column-properties fo:break-before="auto" style:column-width="1.5102in"/>
    </style:style>
    <style:style style:name="co6" style:family="table-column">
      <style:table-column-properties fo:break-before="auto" style:column-width="0.8126in"/>
    </style:style>
    <style:style style:name="co8" style:family="table-column">
      <style:table-column-properties fo:break-before="auto" style:column-width="0.9272in"/>
    </style:style>
    <style:style style:name="co7" style:family="table-column">
      <style:table-column-properties fo:break-before="auto" style:column-width="0.5417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2.0417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0.9898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4" style:family="table-cell" style:parent-style-name="Default" style:data-style-name="N100"/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  <style:map style:condition="is-true-formula(AND(COUNTIF([.$B$5:.$F$5]; [.B5])&gt;1;NOT(ISBLANK([.B5]))))" style:apply-style-name="cf1" style:base-cell-address="10_fasteners.B5"/>
    </style:style>
    <style:style style:name="ce3" style:family="table-cell" style:parent-style-name="Default" style:data-style-name="N13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  <style:map style:condition="is-true-formula(AND(COUNTIF([.$B$2:.$F$2]; [.B2])&gt;1;NOT(ISBLANK([.B2]))))" style:apply-style-name="cf1" style:base-cell-address="30_aluminum.B2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  <style:map style:condition="is-true-formula(AND(COUNTIF([.$B$2:.$F$2]; [.B2])&gt;1;NOT(ISBLANK([.B2]))))" style:apply-style-name="cf1" style:base-cell-address="40_electrical.B2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  <style:map style:condition="is-true-formula(AND(COUNTIF([.$B$2:.$F$2]; [.B2])&gt;1;NOT(ISBLANK([.B2]))))" style:apply-style-name="cf1" style:base-cell-address="50_steel.B2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  <style:map style:condition="is-true-formula(AND(COUNTIF([.$B$5:.$F$5]; [.B5])&gt;1;NOT(ISBLANK([.B5]))))" style:apply-style-name="cf1" style:base-cell-address="10_fasteners.B5"/>
    </style:style>
    <style:style style:name="ce17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  <style:map style:condition="is-true-formula(AND(COUNTIF([.$B$2:.$F$2]; [.B2])&gt;1;NOT(ISBLANK([.B2]))))" style:apply-style-name="cf1" style:base-cell-address="20_printed.B2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  <style:map style:condition="is-true-formula(AND(COUNTIF([.$B$2:.$F$2]; [.B2])&gt;1;NOT(ISBLANK([.B2]))))" style:apply-style-name="cf1" style:base-cell-address="30_aluminum.B2"/>
    </style:style>
    <style:style style:name="ce20" style:family="table-cell" style:parent-style-name="Default" style:data-style-name="N130"/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  <style:map style:condition="is-true-formula(AND(COUNTIF([.$B$2:.$F$2]; [.B2])&gt;1;NOT(ISBLANK([.B2]))))" style:apply-style-name="cf1" style:base-cell-address="40_electrical.B2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  <style:map style:condition="is-true-formula(AND(COUNTIF([.$B$2:.$F$2]; [.B2])&gt;1;NOT(ISBLANK([.B2]))))" style:apply-style-name="cf1" style:base-cell-address="50_steel.B2"/>
    </style:style>
  </office:automatic-styles>
  <office:body>
    <office:spreadsheet>
      <table:calculation-settings table:automatic-find-labels="false" table:use-regular-expressions="false" table:use-wildcards="true"/>
      <table:table table:name="00_assemblies" table:style-name="ta1">
        <table:table-column table:style-name="co1" table:default-cell-style-name="ce15"/>
        <table:table-column table:style-name="co2" table:number-columns-repeated="16383" table:default-cell-style-name="ce15"/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0_fasteners" table:style-name="ta1"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2" table:number-columns-repeated="16379" table:default-cell-style-name="ce15"/>
        <table:table-row table:style-name="ro1">
          <table:table-cell table:style-name="Default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6" office:value-type="string" calcext:value-type="string">
            <text:p>Part Number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Source</text:p>
          </table:table-cell>
          <table:table-cell table:style-name="ce16" office:value-type="string" calcext:value-type="string">
            <text:p>Supplier P/N</text:p>
          </table:table-cell>
          <table:table-cell table:style-name="ce16" office:value-type="string" calcext:value-type="string">
            <text:p>Cost Per</text:p>
          </table:table-cell>
          <table:table-cell table:number-columns-repeated="16378"/>
        </table:table-row>
        <table:table-row table:style-name="ro1">
          <table:table-cell/>
          <table:table-cell table:style-name="ce17" office:value-type="string" calcext:value-type="string">
            <text:p>10-01</text:p>
          </table:table-cell>
          <table:table-cell office:value-type="string" calcext:value-type="string">
            <text:p>ph screw, M2 x 3mm</text:p>
          </table:table-cell>
          <table:table-cell office:value-type="string" calcext:value-type="string">
            <text:p>amazon, McMasterCarr</text:p>
          </table:table-cell>
          <table:table-cell office:value-type="string" calcext:value-type="string">
            <text:p>92000a010</text:p>
          </table:table-cell>
          <table:table-cell office:value-type="string" calcext:value-type="string">
            <text:p>N/A</text:p>
          </table:table-cell>
          <table:table-cell table:number-columns-repeated="16378"/>
        </table:table-row>
        <table:table-row table:style-name="ro1">
          <table:table-cell/>
          <table:table-cell table:style-name="ce17" office:value-type="string" calcext:value-type="string">
            <text:p>10-02</text:p>
          </table:table-cell>
          <table:table-cell office:value-type="string" calcext:value-type="string">
            <text:p>ph screw, M2 x 4mm</text:p>
          </table:table-cell>
          <table:table-cell office:value-type="string" calcext:value-type="string">
            <text:p>amazon, McMasterCarr</text:p>
          </table:table-cell>
          <table:table-cell office:value-type="string" calcext:value-type="string">
            <text:p>92095A451</text:p>
          </table:table-cell>
          <table:table-cell office:value-type="string" calcext:value-type="string">
            <text:p>N/A</text:p>
          </table:table-cell>
          <table:table-cell table:number-columns-repeated="16378"/>
        </table:table-row>
        <table:table-row table:style-name="ro1">
          <table:table-cell/>
          <table:table-cell table:style-name="ce17" office:value-type="string" calcext:value-type="string">
            <text:p>10-03</text:p>
          </table:table-cell>
          <table:table-cell office:value-type="string" calcext:value-type="string">
            <text:p>Spacer M2 M F 08mm</text:p>
          </table:table-cell>
          <table:table-cell office:value-type="string" calcext:value-type="string">
            <text:p>amazon, Mart Berghs</text:p>
          </table:table-cell>
          <table:table-cell/>
          <table:table-cell office:value-type="string" calcext:value-type="string">
            <text:p>N/A</text:p>
          </table:table-cell>
          <table:table-cell table:number-columns-repeated="16378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10_fasteners.B5:10_fasteners.F5">
            <calcext:condition calcext:apply-style-name="cf1" calcext:value="formula-is(AND(COUNTIF([.$B$5:.$F$5]; [.B5])&gt;1;NOT(ISBLANK([.B5]))))" calcext:base-cell-address="10_fasteners.B5"/>
          </calcext:conditional-format>
        </calcext:conditional-formats>
      </table:table>
      <table:table table:name="20_printed" table:style-name="ta1">
        <table:table-column table:style-name="co1" table:default-cell-style-name="ce15"/>
        <table:table-column table:style-name="co3" table:default-cell-style-name="ce15"/>
        <table:table-column table:style-name="co6" table:default-cell-style-name="ce15"/>
        <table:table-column table:style-name="co7" table:default-cell-style-name="ce15"/>
        <table:table-column table:style-name="co3" table:default-cell-style-name="ce15"/>
        <table:table-column table:style-name="co2" table:number-columns-repeated="16379" table:default-cell-style-name="ce15"/>
        <table:table-row table:style-name="ro1">
          <table:table-cell table:style-name="Default"/>
          <table:table-cell table:number-columns-repeated="16383"/>
        </table:table-row>
        <table:table-row table:style-name="ro1">
          <table:table-cell/>
          <table:table-cell table:style-name="ce18" office:value-type="string" calcext:value-type="string">
            <text:p>Part Number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Supplier P/N</text:p>
          </table:table-cell>
          <table:table-cell table:style-name="ce18" office:value-type="string" calcext:value-type="string">
            <text:p>Cost Per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0_printed.B2:20_printed.F2">
            <calcext:condition calcext:apply-style-name="cf1" calcext:value="formula-is(AND(COUNTIF([.$B$2:.$F$2]; [.B2])&gt;1;NOT(ISBLANK([.B2]))))" calcext:base-cell-address="20_printed.B2"/>
          </calcext:conditional-format>
        </calcext:conditional-formats>
      </table:table>
      <table:table table:name="30_aluminum" table:style-name="ta1">
        <table:table-column table:style-name="co1" table:default-cell-style-name="ce15"/>
        <table:table-column table:style-name="co3" table:default-cell-style-name="ce15"/>
        <table:table-column table:style-name="co6" table:default-cell-style-name="ce15"/>
        <table:table-column table:style-name="co8" table:default-cell-style-name="ce15"/>
        <table:table-column table:style-name="co3" table:default-cell-style-name="ce15"/>
        <table:table-column table:style-name="co2" table:number-columns-repeated="16379" table:default-cell-style-name="ce15"/>
        <table:table-row table:style-name="ro1">
          <table:table-cell table:style-name="Default"/>
          <table:table-cell table:number-columns-repeated="16383"/>
        </table:table-row>
        <table:table-row table:style-name="ro1">
          <table:table-cell/>
          <table:table-cell table:style-name="ce19" office:value-type="string" calcext:value-type="string">
            <text:p>Part Number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Supplier P/N</text:p>
          </table:table-cell>
          <table:table-cell table:style-name="ce19" office:value-type="string" calcext:value-type="string">
            <text:p>Cost Pe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-01</text:p>
          </table:table-cell>
          <table:table-cell office:value-type="string" calcext:value-type="string">
            <text:p>shaft, 1/8"</text:p>
          </table:table-cell>
          <table:table-cell office:value-type="string" calcext:value-type="string">
            <text:p>McMasterCarr</text:p>
          </table:table-cell>
          <table:table-cell office:value-type="string" calcext:value-type="string">
            <text:p>1327K93</text:p>
          </table:table-cell>
          <table:table-cell table:style-name="ce20" office:value-type="currency" office:currency="USD" office:value="3.17" calcext:value-type="currency">
            <text:p>$3.17 </text:p>
          </table:table-cell>
          <table:table-cell table:number-columns-repeated="16378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30_aluminum.B2:30_aluminum.F2">
            <calcext:condition calcext:apply-style-name="cf1" calcext:value="formula-is(AND(COUNTIF([.$B$2:.$F$2]; [.B2])&gt;1;NOT(ISBLANK([.B2]))))" calcext:base-cell-address="30_aluminum.B2"/>
          </calcext:conditional-format>
        </calcext:conditional-formats>
      </table:table>
      <table:table table:name="40_electrical" table:style-name="ta1">
        <table:table-column table:style-name="co1" table:default-cell-style-name="ce15"/>
        <table:table-column table:style-name="co3" table:default-cell-style-name="ce15"/>
        <table:table-column table:style-name="co6" table:default-cell-style-name="ce15"/>
        <table:table-column table:style-name="co7" table:default-cell-style-name="ce15"/>
        <table:table-column table:style-name="co3" table:default-cell-style-name="ce15"/>
        <table:table-column table:style-name="co9" table:default-cell-style-name="ce15"/>
        <table:table-column table:style-name="co2" table:number-columns-repeated="16378" table:default-cell-style-name="ce15"/>
        <table:table-row table:style-name="ro1">
          <table:table-cell table:style-name="Default"/>
          <table:table-cell table:number-columns-repeated="16383"/>
        </table:table-row>
        <table:table-row table:style-name="ro1">
          <table:table-cell/>
          <table:table-cell table:style-name="ce21" office:value-type="string" calcext:value-type="string">
            <text:p>Part Number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Source</text:p>
          </table:table-cell>
          <table:table-cell table:style-name="ce21" office:value-type="string" calcext:value-type="string">
            <text:p>Supplier P/N</text:p>
          </table:table-cell>
          <table:table-cell table:style-name="ce21" office:value-type="string" calcext:value-type="string">
            <text:p>Cost Pe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-05</text:p>
          </table:table-cell>
          <table:table-cell office:value-type="string" calcext:value-type="string">
            <text:p>v5 node</text:p>
          </table:table-cell>
          <table:table-cell office:value-type="string" calcext:value-type="string">
            <text:p>amelia!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N/A</text:p>
          </table:table-cell>
          <table:table-cell table:number-columns-repeated="16378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40_electrical.B2:40_electrical.F2">
            <calcext:condition calcext:apply-style-name="cf1" calcext:value="formula-is(AND(COUNTIF([.$B$2:.$F$2]; [.B2])&gt;1;NOT(ISBLANK([.B2]))))" calcext:base-cell-address="40_electrical.B2"/>
          </calcext:conditional-format>
        </calcext:conditional-formats>
      </table:table>
      <table:table table:name="50_steel" table:style-name="ta2">
        <table:table-column table:style-name="co2" table:default-cell-style-name="ce15"/>
        <table:table-column table:style-name="co3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number-columns-repeated="16379" table:default-cell-style-name="ce15"/>
        <table:table-row table:style-name="ro1">
          <table:table-cell table:number-columns-repeated="16384"/>
        </table:table-row>
        <table:table-row table:style-name="ro1">
          <table:table-cell/>
          <table:table-cell table:style-name="ce22" office:value-type="string" calcext:value-type="string">
            <text:p>Part Number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ource</text:p>
          </table:table-cell>
          <table:table-cell table:style-name="ce22" office:value-type="string" calcext:value-type="string">
            <text:p>Supplier P/N</text:p>
          </table:table-cell>
          <table:table-cell table:style-name="ce22" office:value-type="string" calcext:value-type="string">
            <text:p>Cost Pe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0-01</text:p>
          </table:table-cell>
          <table:table-cell office:value-type="string" calcext:value-type="string">
            <text:p>shielded ball bearing, 1/8" shaft</text:p>
          </table:table-cell>
          <table:table-cell office:value-type="string" calcext:value-type="string">
            <text:p>McMasterCarr</text:p>
          </table:table-cell>
          <table:table-cell office:value-type="string" calcext:value-type="string">
            <text:p>60355k209</text:p>
          </table:table-cell>
          <table:table-cell table:style-name="ce20" office:value-type="currency" office:currency="USD" office:value="7.45" calcext:value-type="currency">
            <text:p>$7.45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0-02</text:p>
          </table:table-cell>
          <table:table-cell office:value-type="string" calcext:value-type="string">
            <text:p>press-fit threads, M2</text:p>
          </table:table-cell>
          <table:table-cell office:value-type="string" calcext:value-type="string">
            <text:p>McMasterCarr</text:p>
          </table:table-cell>
          <table:table-cell office:value-type="string" calcext:value-type="string">
            <text:p>94100A150</text:p>
          </table:table-cell>
          <table:table-cell table:style-name="ce20" office:value-type="currency" office:currency="USD" office:value="6.45" calcext:value-type="currency">
            <text:p>$6.45 </text:p>
          </table:table-cell>
          <table:table-cell table:number-columns-repeated="16378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50_steel.B2:50_steel.F2">
            <calcext:condition calcext:apply-style-name="cf1" calcext:value="formula-is(AND(COUNTIF([.$B$2:.$F$2]; [.B2])&gt;1;NOT(ISBLANK([.B2]))))" calcext:base-cell-address="50_stee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27b361b745d0ea8f99bc93dfcb7a39098dfa5fff</meta:generator>
    <meta:creation-date>2025-01-06T16:54:33Z</meta:creation-date>
    <dc:date>2025-03-16T14:26:05.206224206</dc:date>
    <meta:editing-cycles>2</meta:editing-cycles>
    <meta:editing-duration>PT9M7S</meta:editing-duration>
    <meta:document-statistic meta:table-count="6" meta:cell-count="59" meta:object-count="0"/>
  </office:meta>
</office:document-meta>
</file>